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; 3</text:p>
          </table:table-cell>
          <table:table-cell table:formula="of:=7+MAX([.D2];[.D4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1+[.D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4</text:p>
          </table:table-cell>
          <table:table-cell table:formula="of:=3+MAX([.D2];[.D5]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; 2; 3</text:p>
          </table:table-cell>
          <table:table-cell table:formula="of:=3+MAX([.D2];[.D3];[.D4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formula="of:=[.B9]+[.D4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formula="of:=1+[.D9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formula="of:=8+[.D8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8; 10</text:p>
          </table:table-cell>
          <table:table-cell table:formula="of:=5+MAX([.D9];[.D11]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; 10; 6</text:p>
          </table:table-cell>
          <table:table-cell table:formula="of:=[.B13]+MAX([.D3];[.D11];[.D7])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9; 3</text:p>
          </table:table-cell>
          <table:table-cell table:formula="of:=[.B14]+MAX([.D10];[.D4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; 4; x</text:p>
          </table:table-cell>
          <table:table-cell table:formula="of:=[.B15]+MAX([.D12];[.D5];[.E15])" office:value-type="float" office:value="29" calcext:value-type="float">
            <text:p>29</text:p>
          </table:table-cell>
          <table:table-cell table:formula="of:=26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formula="of:=[.B16]+[.D5]"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2"/>
          <table:table-cell table:formula="of:=29" office:value-type="float" office:value="29" calcext:value-type="float">
            <text:p>29</text:p>
          </table:table-cell>
          <table:table-cell table:formula="of:=MAX([.D2:.D16])" office:value-type="float" office:value="29" calcext:value-type="float">
            <text:p>29</text:p>
          </table:table-cell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66" meta:object-count="0"/>
  </office:meta>
</office:document-meta>
</file>